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Lucida Grande', sans-serif"/>
    <style:font-face style:name="arial" svg:font-family="arial, sans-serif"/>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7.013cm" fo:margin-left="-0.002cm" fo:margin-top="0cm" fo:margin-bottom="0cm" table:align="left" style:shadow="none" style:writing-mode="lr-tb"/>
    </style:style>
    <style:style style:name="Tabell1.A" style:family="table-column">
      <style:table-column-properties style:column-width="4.581cm"/>
    </style:style>
    <style:style style:name="Tabell1.B" style:family="table-column">
      <style:table-column-properties style:column-width="2.854cm"/>
    </style:style>
    <style:style style:name="Tabell1.C" style:family="table-column">
      <style:table-column-properties style:column-width="2.275cm"/>
    </style:style>
    <style:style style:name="Tabell1.D" style:family="table-column">
      <style:table-column-properties style:column-width="4.189cm"/>
    </style:style>
    <style:style style:name="Tabell1.E" style:family="table-column">
      <style:table-column-properties style:column-width="3.113cm"/>
    </style:style>
    <style:style style:name="Tabell1.1" style:family="table-row">
      <style:table-row-properties fo:keep-together="auto"/>
    </style:style>
    <style:style style:name="Tabell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1.E1" style:family="table-cell">
      <style:table-cell-properties fo:background-color="#ffffff" fo:padding-left="0.095cm" fo:padding-right="0.097cm" fo:padding-top="0.097cm" fo:padding-bottom="0.097cm" fo:border="0.25pt solid #000001">
        <style:background-image/>
      </style:table-cell-properties>
    </style:style>
    <style:style style:name="Tabell1.E2" style:family="table-cell">
      <style:table-cell-properties fo:background-color="#ff6600" fo:padding-left="0.095cm" fo:padding-right="0.097cm" fo:padding-top="0.097cm" fo:padding-bottom="0.097cm" fo:border="0.25pt solid #000001">
        <style:background-image/>
      </style:table-cell-properties>
    </style:style>
    <style:style style:name="Tabell1.E3" style:family="table-cell">
      <style:table-cell-properties fo:background-color="#00ccff" fo:padding-left="0.095cm" fo:padding-right="0.097cm" fo:padding-top="0.097cm" fo:padding-bottom="0.097cm" fo:border="0.25pt solid #000001">
        <style:background-image/>
      </style:table-cell-properties>
    </style:style>
    <style:style style:name="Tabell2" style:family="table">
      <style:table-properties style:width="17.013cm" fo:margin-left="0cm" table:align="left" style:writing-mode="lr-tb"/>
    </style:style>
    <style:style style:name="Tabell2.A" style:family="table-column">
      <style:table-column-properties style:column-width="5.666cm"/>
    </style:style>
    <style:style style:name="Tabell2.B" style:family="table-column">
      <style:table-column-properties style:column-width="9.045cm"/>
    </style:style>
    <style:style style:name="Tabell2.C" style:family="table-column">
      <style:table-column-properties style:column-width="2.302cm"/>
    </style:style>
    <style:style style:name="Tabell2.A1" style:family="table-cell">
      <style:table-cell-properties fo:padding="0.097cm" fo:border-left="0.05pt solid #000000" fo:border-right="none" fo:border-top="0.05pt solid #000000" fo:border-bottom="0.05pt solid #000000"/>
    </style:style>
    <style:style style:name="Tabell2.C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0.05pt solid #000000" fo:border-top="none" fo:border-bottom="0.05pt solid #000000"/>
    </style:style>
    <style:style style:name="Tabell3" style:family="table">
      <style:table-properties style:width="17.013cm" fo:margin-left="0cm" table:align="left" style:writing-mode="lr-tb"/>
    </style:style>
    <style:style style:name="Tabell3.A" style:family="table-column">
      <style:table-column-properties style:column-width="5.666cm"/>
    </style:style>
    <style:style style:name="Tabell3.B" style:family="table-column">
      <style:table-column-properties style:column-width="9.045cm"/>
    </style:style>
    <style:style style:name="Tabell3.C" style:family="table-column">
      <style:table-column-properties style:column-width="2.302cm"/>
    </style:style>
    <style:style style:name="Tabell3.A1" style:family="table-cell">
      <style:table-cell-properties fo:padding="0.097cm" fo:border-left="0.05pt solid #000000" fo:border-right="none" fo:border-top="0.05pt solid #000000" fo:border-bottom="0.05pt solid #000000"/>
    </style:style>
    <style:style style:name="Tabell3.C1" style:family="table-cell">
      <style:table-cell-properties fo:padding="0.097cm" fo:border="0.05pt solid #000000"/>
    </style:style>
    <style:style style:name="Tabell3.2" style:family="table-row">
      <style:table-row-properties style:min-row-height="0.826cm"/>
    </style:style>
    <style:style style:name="Tabell3.A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4" style:family="table">
      <style:table-properties style:width="17.013cm" fo:margin-left="0cm" table:align="left" style:writing-mode="lr-tb"/>
    </style:style>
    <style:style style:name="Tabell4.A" style:family="table-column">
      <style:table-column-properties style:column-width="5.666cm"/>
    </style:style>
    <style:style style:name="Tabell4.B" style:family="table-column">
      <style:table-column-properties style:column-width="9.045cm"/>
    </style:style>
    <style:style style:name="Tabell4.C" style:family="table-column">
      <style:table-column-properties style:column-width="2.302cm"/>
    </style:style>
    <style:style style:name="Tabell4.A1" style:family="table-cell">
      <style:table-cell-properties fo:padding="0.097cm" fo:border-left="0.05pt solid #000000" fo:border-right="none" fo:border-top="0.05pt solid #000000" fo:border-bottom="0.05pt solid #000000"/>
    </style:style>
    <style:style style:name="Tabell4.C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C2" style:family="table-cell">
      <style:table-cell-properties fo:padding="0.097cm" fo:border-left="0.05pt solid #000000" fo:border-right="0.05pt solid #000000" fo:border-top="none" fo:border-bottom="0.05pt solid #000000"/>
    </style:style>
    <style:style style:name="Tabell5" style:family="table">
      <style:table-properties style:width="17.013cm" fo:margin-left="0cm" table:align="left" style:writing-mode="lr-tb"/>
    </style:style>
    <style:style style:name="Tabell5.A" style:family="table-column">
      <style:table-column-properties style:column-width="5.666cm"/>
    </style:style>
    <style:style style:name="Tabell5.B" style:family="table-column">
      <style:table-column-properties style:column-width="9.045cm"/>
    </style:style>
    <style:style style:name="Tabell5.C" style:family="table-column">
      <style:table-column-properties style:column-width="2.302cm"/>
    </style:style>
    <style:style style:name="Tabell5.A1" style:family="table-cell">
      <style:table-cell-properties fo:padding="0.097cm" fo:border-left="0.05pt solid #000000" fo:border-right="none" fo:border-top="0.05pt solid #000000" fo:border-bottom="0.05pt solid #000000"/>
    </style:style>
    <style:style style:name="Tabell5.C1" style:family="table-cell">
      <style:table-cell-properties fo:padding="0.097cm" fo:border="0.05pt solid #000000"/>
    </style:style>
    <style:style style:name="Tabell5.2" style:family="table-row">
      <style:table-row-properties style:min-row-height="0.826cm"/>
    </style:style>
    <style:style style:name="Tabell5.A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paragraph-properties fo:text-align="center"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center" style:justify-single-word="false"/>
      <style:text-properties fo:language="en" fo:country="US" fo:font-weight="normal" style:font-weight-asian="normal" style:font-weight-complex="normal"/>
    </style:style>
    <style:style style:name="P7"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Standard" style:master-page-name="Standard">
      <style:paragraph-properties fo:text-align="center" style:justify-single-word="false" style:page-number="auto"/>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language="en" fo:country="US" fo:font-weight="bold" officeooo:rsid="001d9dc5" officeooo:paragraph-rsid="001d9dc5" style:font-size-asian="16pt" style:font-weight-asian="bold" style:font-size-complex="16pt" style:font-weight-complex="bold"/>
    </style:style>
    <style:style style:name="P12" style:family="paragraph" style:parent-style-name="Standard">
      <style:text-properties fo:language="en" fo:country="US"/>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paragraph-properties fo:text-align="center" style:justify-single-word="false"/>
      <style:text-properties fo:language="en" fo:country="US" fo:font-weight="bold" style:font-weight-asian="bold"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paragraph-properties fo:text-align="center" style:justify-single-word="false"/>
      <style:text-properties fo:language="en" fo:country="US" fo:font-weight="normal" style:font-weight-asian="normal" style:font-weight-complex="normal"/>
    </style:style>
    <style:style style:name="P17" style:family="paragraph" style:parent-style-name="Standard">
      <style:text-properties fo:language="en" fo:country="US" fo:font-weight="normal" officeooo:paragraph-rsid="0022c058" style:font-weight-asian="normal" style:font-weight-complex="normal"/>
    </style:style>
    <style:style style:name="P18" style:family="paragraph" style:parent-style-name="Standard">
      <style:text-properties fo:language="en" fo:country="US" fo:font-weight="normal" officeooo:paragraph-rsid="0025f3f6" style:font-weight-asian="normal" style:font-weight-complex="normal"/>
    </style:style>
    <style:style style:name="P19" style:family="paragraph" style:parent-style-name="Standard">
      <style:text-properties fo:language="en" fo:country="US" fo:font-weight="normal" officeooo:paragraph-rsid="002eed8f" style:font-weight-asian="normal" style:font-weight-complex="normal"/>
    </style:style>
    <style:style style:name="P20" style:family="paragraph" style:parent-style-name="Standard">
      <style:paragraph-properties fo:text-align="center" style:justify-single-word="false"/>
      <style:text-properties fo:language="en" fo:country="US" fo:font-style="italic" fo:font-weight="normal" style:font-style-asian="italic" style:font-weight-asian="normal" style:font-style-complex="italic" style:font-weight-complex="normal"/>
    </style:style>
    <style:style style:name="P21" style:family="paragraph" style:parent-style-name="Standard">
      <style:text-properties fo:language="en" fo:country="US" fo:font-style="italic" fo:font-weight="normal" officeooo:rsid="00236cd5" officeooo:paragraph-rsid="00236cd5" style:font-style-asian="italic" style:font-weight-asian="normal" style:font-style-complex="italic" style:font-weight-complex="normal"/>
    </style:style>
    <style:style style:name="P22" style:family="paragraph" style:parent-style-name="Standard">
      <style:text-properties fo:language="en" fo:country="US" fo:font-style="italic" fo:font-weight="normal" officeooo:rsid="002504e1" officeooo:paragraph-rsid="002504e1" style:font-style-asian="italic" style:font-weight-asian="normal" style:font-style-complex="italic" style:font-weight-complex="normal"/>
    </style:style>
    <style:style style:name="P23" style:family="paragraph" style:parent-style-name="Standard">
      <style:text-properties fo:language="en" fo:country="US" fo:font-style="italic" fo:font-weight="normal" officeooo:rsid="0025f3f6" officeooo:paragraph-rsid="0025f3f6" style:font-style-asian="italic" style:font-weight-asian="normal" style:font-style-complex="italic" style:font-weight-complex="normal"/>
    </style:style>
    <style:style style:name="P24" style:family="paragraph" style:parent-style-name="Standard">
      <style:text-properties fo:language="en" fo:country="US" officeooo:paragraph-rsid="00236cd5"/>
    </style:style>
    <style:style style:name="P25" style:family="paragraph" style:parent-style-name="Standard">
      <style:text-properties fo:language="en" fo:country="US" officeooo:paragraph-rsid="0024fd8b"/>
    </style:style>
    <style:style style:name="P26" style:family="paragraph" style:parent-style-name="Standard">
      <style:text-properties fo:language="en" fo:country="US" officeooo:paragraph-rsid="002b1f27"/>
    </style:style>
    <style:style style:name="P27" style:family="paragraph" style:parent-style-name="Standard">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language="en" fo:country="US" fo:font-weight="normal" officeooo:paragraph-rsid="00236cd5"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en" fo:country="US" fo:font-weight="normal" officeooo:paragraph-rsid="00236cd5"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n" fo:country="US" fo:font-weight="normal" officeooo:rsid="001d9dc5" officeooo:paragraph-rsid="001d9dc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n" fo:country="US" fo:font-weight="normal" officeooo:rsid="001d9dc5" officeooo:paragraph-rsid="0020495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n" fo:country="US" fo:font-weight="normal" officeooo:rsid="001f91aa" officeooo:paragraph-rsid="001f91a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n" fo:country="US" fo:font-weight="bold" officeooo:rsid="001d9dc5" officeooo:paragraph-rsid="001d9dc5"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en" fo:country="US" fo:font-weight="bold" officeooo:rsid="0020495e" officeooo:paragraph-rsid="0020495e"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en" fo:country="US" fo:font-weight="bold" officeooo:rsid="0020495e" officeooo:paragraph-rsid="003cf62f"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language="en" fo:country="US" fo:font-weight="normal" officeooo:rsid="001f91aa" officeooo:paragraph-rsid="003c932d"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fo:font-size="10pt" officeooo:rsid="0035d5df" officeooo:paragraph-rsid="0035d5df" style:font-size-asian="10pt" style:font-size-complex="10pt"/>
    </style:style>
    <style:style style:name="P39" style:family="paragraph" style:parent-style-name="Standard">
      <style:text-properties officeooo:paragraph-rsid="00236cd5"/>
    </style:style>
    <style:style style:name="P40" style:family="paragraph" style:parent-style-name="Standard">
      <style:text-properties officeooo:paragraph-rsid="0024fd8b"/>
    </style:style>
    <style:style style:name="P41" style:family="paragraph" style:parent-style-name="Standard">
      <style:text-properties officeooo:paragraph-rsid="0025068e"/>
    </style:style>
    <style:style style:name="P42" style:family="paragraph" style:parent-style-name="Standard">
      <style:text-properties officeooo:rsid="002b8cb8" officeooo:paragraph-rsid="002b8cb8"/>
    </style:style>
    <style:style style:name="P43" style:family="paragraph" style:parent-style-name="Standard">
      <style:text-properties officeooo:paragraph-rsid="002b8cb8"/>
    </style:style>
    <style:style style:name="P44" style:family="paragraph" style:parent-style-name="Standard">
      <style:text-properties officeooo:paragraph-rsid="002eed8f"/>
    </style:style>
    <style:style style:name="P45" style:family="paragraph" style:parent-style-name="Standard">
      <style:text-properties officeooo:rsid="002fba96" officeooo:paragraph-rsid="002fba96"/>
    </style:style>
    <style:style style:name="P46" style:family="paragraph" style:parent-style-name="Standard">
      <style:text-properties officeooo:paragraph-rsid="002fba96"/>
    </style:style>
    <style:style style:name="P47" style:family="paragraph" style:parent-style-name="Standard">
      <style:paragraph-properties fo:text-align="center" style:justify-single-word="false" fo:break-before="page"/>
      <style:text-properties fo:font-size="14pt" fo:language="en" fo:country="US" fo:font-weight="bold" style:font-size-asian="14pt" style:font-weight-asian="bold" style:font-size-complex="14pt" style:font-weight-complex="bold"/>
    </style:style>
    <style:style style:name="P48" style:family="paragraph" style:parent-style-name="Standard">
      <style:paragraph-properties fo:break-before="page"/>
      <style:text-properties fo:language="en" fo:country="US" fo:font-weight="bold" style:font-weight-asian="bold" style:font-weight-complex="bold"/>
    </style:style>
    <style:style style:name="P49" style:family="paragraph" style:parent-style-name="Standard">
      <style:paragraph-properties fo:break-before="page"/>
      <style:text-properties fo:language="en" fo:country="US" fo:font-weight="bold" officeooo:paragraph-rsid="002504e1" style:font-weight-asian="bold" style:font-weight-complex="bold"/>
    </style:style>
    <style:style style:name="P50" style:family="paragraph" style:parent-style-name="Standard">
      <style:paragraph-properties fo:text-align="center" style:justify-single-word="false" fo:break-before="page"/>
      <style:text-properties fo:language="en" fo:country="US" fo:font-weight="bold" style:font-weight-asian="bold" style:font-weight-complex="bold"/>
    </style:style>
    <style:style style:name="P51" style:family="paragraph" style:parent-style-name="Standard">
      <style:paragraph-properties fo:text-align="center" style:justify-single-word="false" fo:break-before="page"/>
      <style:text-properties fo:font-size="16pt" fo:language="en" fo:country="US" fo:font-weight="bold" officeooo:rsid="001d9dc5" officeooo:paragraph-rsid="001d9dc5" style:font-size-asian="16pt" style:font-weight-asian="bold" style:font-size-complex="16pt" style:font-weight-complex="bold"/>
    </style:style>
    <style:style style:name="P5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fo:font-size="12pt" fo:font-weight="bold" officeooo:rsid="001d9dc5" officeooo:paragraph-rsid="001d9dc5"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fo:font-size="12pt" fo:language="en" fo:country="US" fo:font-weight="normal" officeooo:rsid="002b1f27" officeooo:paragraph-rsid="002b1f27"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fo:font-size="10pt" style:font-size-asian="10pt" style:font-size-complex="10pt"/>
    </style:style>
    <style:style style:name="P56" style:family="paragraph" style:parent-style-name="Table_20_Contents">
      <style:paragraph-properties fo:text-align="center" style:justify-single-word="false"/>
      <style:text-properties fo:font-size="10pt" officeooo:rsid="001d9dc5" officeooo:paragraph-rsid="001d9dc5" style:font-size-asian="10pt" style:font-size-complex="10pt"/>
    </style:style>
    <style:style style:name="P57" style:family="paragraph" style:parent-style-name="Table_20_Contents">
      <style:paragraph-properties fo:text-align="center" style:justify-single-word="false"/>
      <style:text-properties fo:font-size="10pt" officeooo:rsid="00210297" officeooo:paragraph-rsid="00210297" style:font-size-asian="10pt" style:font-size-complex="10pt"/>
    </style:style>
    <style:style style:name="P58" style:family="paragraph" style:parent-style-name="Table_20_Contents">
      <style:paragraph-properties fo:text-align="center" style:justify-single-word="false"/>
      <style:text-properties fo:font-size="10pt" officeooo:rsid="0022c058" officeooo:paragraph-rsid="0022c058" style:font-size-asian="10pt" style:font-size-complex="10pt"/>
    </style:style>
    <style:style style:name="P59" style:family="paragraph" style:parent-style-name="Table_20_Contents">
      <style:text-properties officeooo:rsid="0022c058" officeooo:paragraph-rsid="0022c058"/>
    </style:style>
    <style:style style:name="P60" style:family="paragraph" style:parent-style-name="Table_20_Contents">
      <style:text-properties officeooo:rsid="0022c058" officeooo:paragraph-rsid="00236cd5"/>
    </style:style>
    <style:style style:name="P61" style:family="paragraph" style:parent-style-name="Table_20_Contents">
      <style:text-properties officeooo:rsid="0022c058" officeooo:paragraph-rsid="0025f3f6"/>
    </style:style>
    <style:style style:name="P62" style:family="paragraph" style:parent-style-name="Table_20_Contents">
      <style:text-properties officeooo:rsid="0022c058" officeooo:paragraph-rsid="002b1f27"/>
    </style:style>
    <style:style style:name="P63" style:family="paragraph" style:parent-style-name="Table_20_Contents">
      <style:text-properties officeooo:rsid="00236cd5" officeooo:paragraph-rsid="00236cd5"/>
    </style:style>
    <style:style style:name="P64" style:family="paragraph" style:parent-style-name="Table_20_Contents">
      <style:text-properties officeooo:rsid="00236cd5" officeooo:paragraph-rsid="002b1f27"/>
    </style:style>
    <style:style style:name="P65" style:family="paragraph" style:parent-style-name="Table_20_Contents">
      <style:text-properties officeooo:rsid="0024fd8b" officeooo:paragraph-rsid="0024fd8b"/>
    </style:style>
    <style:style style:name="P66" style:family="paragraph" style:parent-style-name="Table_20_Contents">
      <style:text-properties officeooo:rsid="0024fd8b" officeooo:paragraph-rsid="0025068e"/>
    </style:style>
    <style:style style:name="P67" style:family="paragraph" style:parent-style-name="Table_20_Contents">
      <style:text-properties officeooo:rsid="0024fd8b" officeooo:paragraph-rsid="002b1f27"/>
    </style:style>
    <style:style style:name="P68" style:family="paragraph" style:parent-style-name="Table_20_Contents">
      <style:text-properties officeooo:rsid="0024fd8b" officeooo:paragraph-rsid="0024fd8b" fo:background-color="#ff6600"/>
    </style:style>
    <style:style style:name="P69" style:family="paragraph" style:parent-style-name="Table_20_Contents">
      <style:text-properties officeooo:rsid="0024fd8b" officeooo:paragraph-rsid="002b1f27" fo:background-color="#ff6600"/>
    </style:style>
    <style:style style:name="P70" style:family="paragraph" style:parent-style-name="Table_20_Contents">
      <style:text-properties officeooo:rsid="002d74e0" officeooo:paragraph-rsid="002d74e0" fo:background-color="#ff6600"/>
    </style:style>
    <style:style style:name="P71" style:family="paragraph" style:parent-style-name="Table_20_Contents">
      <style:text-properties officeooo:rsid="0025068e" officeooo:paragraph-rsid="0025068e"/>
    </style:style>
    <style:style style:name="P72" style:family="paragraph" style:parent-style-name="Table_20_Contents">
      <style:text-properties officeooo:paragraph-rsid="0025f3f6"/>
    </style:style>
    <style:style style:name="P73" style:family="paragraph" style:parent-style-name="Table_20_Contents">
      <style:text-properties officeooo:rsid="00270266" officeooo:paragraph-rsid="00270266"/>
    </style:style>
    <style:style style:name="P74" style:family="paragraph" style:parent-style-name="Table_20_Contents">
      <style:text-properties officeooo:rsid="00270266" officeooo:paragraph-rsid="00495a01"/>
    </style:style>
    <style:style style:name="P75" style:family="paragraph" style:parent-style-name="Table_20_Contents">
      <style:text-properties style:font-name="Liberation Serif" fo:font-size="12pt" officeooo:rsid="00270266" officeooo:paragraph-rsid="00270266" style:font-size-asian="12pt" style:font-size-complex="12pt"/>
    </style:style>
    <style:style style:name="P76" style:family="paragraph" style:parent-style-name="Table_20_Contents">
      <style:text-properties style:font-name="Liberation Serif" fo:font-size="12pt" officeooo:paragraph-rsid="00270266" style:font-size-asian="12pt" style:font-size-complex="12pt"/>
    </style:style>
    <style:style style:name="P77" style:family="paragraph" style:parent-style-name="Table_20_Contents">
      <style:text-properties officeooo:rsid="00286d2b" officeooo:paragraph-rsid="00286d2b"/>
    </style:style>
    <style:style style:name="P78" style:family="paragraph" style:parent-style-name="Table_20_Contents">
      <style:text-properties officeooo:rsid="002a5358" officeooo:paragraph-rsid="002a5358"/>
    </style:style>
    <style:style style:name="P79" style:family="paragraph" style:parent-style-name="Table_20_Contents">
      <style:text-properties officeooo:paragraph-rsid="002b1f27"/>
    </style:style>
    <style:style style:name="P80" style:family="paragraph" style:parent-style-name="Table_20_Contents">
      <style:text-properties officeooo:rsid="002b1f27" officeooo:paragraph-rsid="002b1f27"/>
    </style:style>
    <style:style style:name="P81" style:family="paragraph" style:parent-style-name="Table_20_Contents">
      <style:text-properties officeooo:rsid="002b1f27" officeooo:paragraph-rsid="002b8cb8"/>
    </style:style>
    <style:style style:name="P82" style:family="paragraph" style:parent-style-name="Table_20_Contents">
      <style:text-properties officeooo:rsid="002b8cb8" officeooo:paragraph-rsid="002b8cb8"/>
    </style:style>
    <style:style style:name="P83" style:family="paragraph" style:parent-style-name="Table_20_Contents">
      <style:paragraph-properties fo:text-align="center" style:justify-single-word="false"/>
      <style:text-properties officeooo:rsid="002b8cb8" officeooo:paragraph-rsid="002b8cb8"/>
    </style:style>
    <style:style style:name="P84" style:family="paragraph" style:parent-style-name="Table_20_Contents">
      <style:paragraph-properties fo:text-align="center" style:justify-single-word="false"/>
      <style:text-properties officeooo:rsid="002b8cb8" officeooo:paragraph-rsid="002d74e0"/>
    </style:style>
    <style:style style:name="P85" style:family="paragraph" style:parent-style-name="Table_20_Contents">
      <style:paragraph-properties fo:text-align="center" style:justify-single-word="false"/>
      <style:text-properties officeooo:rsid="002d74e0" officeooo:paragraph-rsid="002d74e0"/>
    </style:style>
    <style:style style:name="P86" style:family="paragraph" style:parent-style-name="Table_20_Contents">
      <style:text-properties officeooo:rsid="002eed8f" officeooo:paragraph-rsid="002eed8f"/>
    </style:style>
    <style:style style:name="P87" style:family="paragraph" style:parent-style-name="Table_20_Contents">
      <style:text-properties officeooo:rsid="002eed8f" officeooo:paragraph-rsid="00484a09"/>
    </style:style>
    <style:style style:name="P88" style:family="paragraph" style:parent-style-name="Table_20_Contents">
      <style:text-properties officeooo:rsid="002fba96" officeooo:paragraph-rsid="002fba96"/>
    </style:style>
    <style:style style:name="P89" style:family="paragraph" style:parent-style-name="Table_20_Contents">
      <style:text-properties officeooo:paragraph-rsid="002fba96"/>
    </style:style>
    <style:style style:name="P90" style:family="paragraph" style:parent-style-name="Table_20_Contents">
      <style:text-properties officeooo:paragraph-rsid="0031b99e"/>
    </style:style>
    <style:style style:name="P91" style:family="paragraph" style:parent-style-name="Table_20_Contents">
      <style:text-properties officeooo:rsid="00333dde" officeooo:paragraph-rsid="00333dde"/>
    </style:style>
    <style:style style:name="P92" style:family="paragraph" style:parent-style-name="Table_20_Contents">
      <style:text-properties officeooo:rsid="0038cff7" officeooo:paragraph-rsid="0038cff7"/>
    </style:style>
    <style:style style:name="P93" style:family="paragraph" style:parent-style-name="Table_20_Contents">
      <style:text-properties fo:font-style="italic" officeooo:rsid="0024fd8b" officeooo:paragraph-rsid="0025068e" style:font-style-asian="italic" style:font-style-complex="italic"/>
    </style:style>
    <style:style style:name="P94" style:family="paragraph" style:parent-style-name="Table_20_Contents">
      <style:text-properties fo:font-style="italic" officeooo:rsid="0025068e" officeooo:paragraph-rsid="0025068e" style:font-style-asian="italic" style:font-style-complex="italic"/>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24fd8b" style:font-weight-asian="normal" style:font-weight-complex="normal"/>
    </style:style>
    <style:style style:name="T5" style:family="text">
      <style:text-properties fo:language="en" fo:country="US" fo:font-weight="normal" officeooo:rsid="0025068e" style:font-weight-asian="normal" style:font-weight-complex="normal"/>
    </style:style>
    <style:style style:name="T6" style:family="text">
      <style:text-properties fo:language="en" fo:country="US" fo:font-weight="normal" officeooo:rsid="002b8cb8" style:font-weight-asian="normal" style:font-weight-complex="normal"/>
    </style:style>
    <style:style style:name="T7" style:family="text">
      <style:text-properties fo:language="en" fo:country="US" fo:font-weight="normal" officeooo:rsid="002eed8f" style:font-weight-asian="normal" style:font-weight-complex="normal"/>
    </style:style>
    <style:style style:name="T8" style:family="text">
      <style:text-properties fo:language="en" fo:country="US" fo:font-weight="normal" officeooo:rsid="002fba96" style:font-weight-asian="normal" style:font-weight-complex="normal"/>
    </style:style>
    <style:style style:name="T9" style:family="text">
      <style:text-properties fo:font-size="14pt" style:font-size-asian="14pt" style:font-size-complex="14pt"/>
    </style:style>
    <style:style style:name="T10" style:family="text">
      <style:text-properties fo:font-size="14pt" officeooo:rsid="0025068e" style:font-size-asian="14pt" style:font-size-complex="14pt"/>
    </style:style>
    <style:style style:name="T11" style:family="text">
      <style:text-properties fo:font-size="12pt" fo:language="en" fo:country="US" fo:font-weight="normal" style:font-size-asian="12pt" style:font-weight-asian="normal" style:font-size-complex="12pt" style:font-weight-complex="normal"/>
    </style:style>
    <style:style style:name="T12" style:family="text">
      <style:text-properties fo:font-size="12pt" fo:language="en" fo:country="US" fo:font-weight="bold" style:font-size-asian="12pt" style:font-weight-asian="bold" style:font-size-complex="12pt" style:font-weight-complex="bold"/>
    </style:style>
    <style:style style:name="T13" style:family="text">
      <style:text-properties officeooo:rsid="001cfe97"/>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eed8f"/>
    </style:style>
    <style:style style:name="T16" style:family="text">
      <style:text-properties fo:font-variant="normal" fo:text-transform="none" fo:color="#545454" style:font-name="arial" fo:font-size="12pt" fo:letter-spacing="normal" fo:font-style="normal" fo:font-weight="normal"/>
    </style:style>
    <style:style style:name="T17" style:family="text">
      <style:text-properties officeooo:rsid="001f91aa"/>
    </style:style>
    <style:style style:name="T18" style:family="text">
      <style:text-properties officeooo:rsid="0020495e"/>
    </style:style>
    <style:style style:name="T19" style:family="text">
      <style:text-properties officeooo:rsid="00236cd5"/>
    </style:style>
    <style:style style:name="T20" style:family="text">
      <style:text-properties officeooo:rsid="0025f3f6"/>
    </style:style>
    <style:style style:name="T21" style:family="text">
      <style:text-properties officeooo:rsid="00270266"/>
    </style:style>
    <style:style style:name="T22" style:family="text">
      <style:text-properties fo:font-weight="bold" style:font-weight-asian="bold" style:font-weight-complex="bold"/>
    </style:style>
    <style:style style:name="T23" style:family="text">
      <style:text-properties fo:font-weight="normal" officeooo:rsid="003cf62f" style:font-weight-asian="normal" style:font-weight-complex="normal"/>
    </style:style>
    <style:style style:name="T24" style:family="text">
      <style:text-properties officeooo:rsid="002b8cb8"/>
    </style:style>
    <style:style style:name="T25" style:family="text">
      <style:text-properties officeooo:rsid="002d74e0"/>
    </style:style>
    <style:style style:name="T26" style:family="text">
      <style:text-properties officeooo:rsid="002fba96"/>
    </style:style>
    <style:style style:name="T27" style:family="text">
      <style:text-properties officeooo:rsid="00333dde"/>
    </style:style>
    <style:style style:name="T28" style:family="text">
      <style:text-properties fo:font-style="italic" officeooo:rsid="002eed8f" style:font-style-asian="italic" style:font-style-complex="italic"/>
    </style:style>
    <style:style style:name="T29" style:family="text">
      <style:text-properties officeooo:rsid="0035d5df"/>
    </style:style>
    <style:style style:name="T30" style:family="text">
      <style:text-properties officeooo:rsid="00369f99"/>
    </style:style>
    <style:style style:name="T31" style:family="text">
      <style:text-properties officeooo:rsid="00378aee"/>
    </style:style>
    <style:style style:name="T32" style:family="text">
      <style:text-properties officeooo:rsid="003c932d"/>
    </style:style>
    <style:style style:name="T33" style:family="text">
      <style:text-properties officeooo:rsid="003cf62f"/>
    </style:style>
    <style:style style:name="T34" style:family="text">
      <style:text-properties officeooo:rsid="003f02c0"/>
    </style:style>
    <style:style style:name="T35" style:family="text">
      <style:text-properties officeooo:rsid="0040874c"/>
    </style:style>
    <style:style style:name="T36" style:family="text">
      <style:text-properties officeooo:rsid="00419a65"/>
    </style:style>
    <style:style style:name="T37" style:family="text">
      <style:text-properties officeooo:rsid="00438d47"/>
    </style:style>
    <style:style style:name="T38" style:family="text">
      <style:text-properties officeooo:rsid="00452029"/>
    </style:style>
    <style:style style:name="T39" style:family="text">
      <style:text-properties officeooo:rsid="00484a09"/>
    </style:style>
    <style:style style:name="T40" style:family="text">
      <style:text-properties officeooo:rsid="004a03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Booking Software &amp; Building Controlling System</text:p>
      <text:p text:style-name="P1">Data Exchange Protocol</text:p>
      <text:p text:style-name="P4">Nordic Standard</text:p>
      <text:p text:style-name="P4"/>
      <text:p text:style-name="P4">Draft 1</text:p>
      <text:p text:style-name="P6">DocumentVersion 0.0.<text:span text:style-name="T13">3</text:span></text:p>
      <text:p text:style-name="P6">2016-09-<text:span text:style-name="T40">21</text:span></text:p>
      <text:p text:style-name="P3"/>
      <text:p text:style-name="P3"/>
      <text:p text:style-name="P3"/>
      <text:p text:style-name="P3"/>
      <text:p text:style-name="P3"/>
      <text:p text:style-name="P3"/>
      <text:p text:style-name="P3"/>
      <text:p text:style-name="P3"/>
      <text:p text:style-name="P3"/>
      <text:p text:style-name="P3"/>
      <text:p text:style-name="P51">Document version notes</text:p>
      <text:p text:style-name="P11"/>
      <text:p text:style-name="P33">Notes 0.0.3:</text:p>
      <text:p text:style-name="P33"/>
      <text:p text:style-name="P34">1. <text:span text:style-name="T23">ROWS</text:span></text:p>
      <text:p text:style-name="P30">After <text:span text:style-name="T37">a </text:span>discussion between ROWS and Jeff a decision has been made to remove timezones.</text:p>
      <text:p text:style-name="P30">The goal is to always express dates and times in GMT (Greenwich Mean Time).</text:p>
      <text:p text:style-name="P31">It will be up to the receiver of the data to convert the time to appropriate timezone and apply daylight savings if necessary. <text:span text:style-name="T18">This is not democratically voted since the number of introduced companies is to low.</text:span></text:p>
      <text:p text:style-name="P31"/>
      <text:p text:style-name="P35">2. <text:span text:style-name="T23">ROWS</text:span></text:p>
      <text:p text:style-name="P32">More information about each parameter is requested from Jeff. This is now applied.</text:p>
      <text:p text:style-name="P32"/>
      <text:p text:style-name="P30"><text:s/></text:p>
      <text:p text:style-name="P47">Companies that conforms to this standard/document</text:p>
      <text:p text:style-name="P7"/>
      <table:table table:name="Tabell1" table:style-name="Tabell1">
        <table:table-column table:style-name="Tabell1.A"/>
        <table:table-column table:style-name="Tabell1.B"/>
        <table:table-column table:style-name="Tabell1.C"/>
        <table:table-column table:style-name="Tabell1.D"/>
        <table:table-column table:style-name="Tabell1.E"/>
        <table:table-row table:style-name="Tabell1.1">
          <table:table-cell table:style-name="Tabell1.A1" office:value-type="string">
            <text:p text:style-name="P52">Name</text:p>
          </table:table-cell>
          <table:table-cell table:style-name="Tabell1.A1" office:value-type="string">
            <text:p text:style-name="P52">Country</text:p>
          </table:table-cell>
          <table:table-cell table:style-name="Tabell1.A1" office:value-type="string">
            <text:p text:style-name="P52">Date</text:p>
          </table:table-cell>
          <table:table-cell table:style-name="Tabell1.A1" office:value-type="string">
            <text:p text:style-name="P52">Contact</text:p>
          </table:table-cell>
          <table:table-cell table:style-name="Tabell1.E1" office:value-type="string">
            <text:p text:style-name="P53">Color</text:p>
          </table:table-cell>
        </table:table-row>
        <table:table-row table:style-name="Tabell1.1">
          <table:table-cell table:style-name="Tabell1.A1" office:value-type="string">
            <text:p text:style-name="P8">Regler Och Webbteknik Sverige AB</text:p>
          </table:table-cell>
          <table:table-cell table:style-name="Tabell1.A1" office:value-type="string">
            <text:p text:style-name="P8">Sweden</text:p>
          </table:table-cell>
          <table:table-cell table:style-name="Tabell1.A1" office:value-type="string">
            <text:p text:style-name="P8">2016-0<text:span text:style-name="T17">9</text:span>-<text:span text:style-name="T17">21</text:span></text:p>
          </table:table-cell>
          <table:table-cell table:style-name="Tabell1.A1" office:value-type="string">
            <text:p text:style-name="P8">Robin Andersson</text:p>
            <text:p text:style-name="P8">070 861 09 26</text:p>
            <text:p text:style-name="P57">robin@rows.se</text:p>
          </table:table-cell>
          <table:table-cell table:style-name="Tabell1.E2" office:value-type="string">
            <text:p text:style-name="P56">Orange</text:p>
          </table:table-cell>
        </table:table-row>
        <table:table-row table:style-name="Tabell1.1">
          <table:table-cell table:style-name="Tabell1.A1" office:value-type="string">
            <text:p text:style-name="P57">Agrando <text:span text:style-name="T29">Sweden AB</text:span></text:p>
          </table:table-cell>
          <table:table-cell table:style-name="Tabell1.A1" office:value-type="string">
            <text:p text:style-name="P57">Sweden</text:p>
          </table:table-cell>
          <table:table-cell table:style-name="Tabell1.A1" office:value-type="string">
            <text:p text:style-name="P57">2016-09-22</text:p>
          </table:table-cell>
          <table:table-cell table:style-name="Tabell1.A1" office:value-type="string">
            <text:p text:style-name="P57"><text:bookmark text:name="spnFrom"/>Rune Hansen rune.hansen@agrando.no</text:p>
            <text:p text:style-name="P57"/>
            <text:p text:style-name="P38"><text:bookmark text:name="spnFrom1"/>Tanja Järvinen tanja.jarvinen@agrando.se</text:p>
          </table:table-cell>
          <table:table-cell table:style-name="Tabell1.E3" office:value-type="string">
            <text:p text:style-name="P58">Blue</text:p>
          </table:table-cell>
        </table:table-row>
        <table:table-row table:style-name="Tabell1.1">
          <table:table-cell table:style-name="Tabell1.A1" office:value-type="string">
            <text:p text:style-name="P8"/>
          </table:table-cell>
          <table:table-cell table:style-name="Tabell1.A1" office:value-type="string">
            <text:p text:style-name="P8"/>
          </table:table-cell>
          <table:table-cell table:style-name="Tabell1.A1" office:value-type="string">
            <text:p text:style-name="P8"/>
          </table:table-cell>
          <table:table-cell table:style-name="Tabell1.A1" office:value-type="string">
            <text:p text:style-name="P8"/>
          </table:table-cell>
          <table:table-cell table:style-name="Tabell1.E1" office:value-type="string">
            <text:p text:style-name="P8"/>
          </table:table-cell>
        </table:table-row>
        <table:table-row table:style-name="Tabell1.1">
          <table:table-cell table:style-name="Tabell1.A1" office:value-type="string">
            <text:p text:style-name="P8"/>
          </table:table-cell>
          <table:table-cell table:style-name="Tabell1.A1" office:value-type="string">
            <text:p text:style-name="P8"/>
          </table:table-cell>
          <table:table-cell table:style-name="Tabell1.A1" office:value-type="string">
            <text:p text:style-name="P8"/>
          </table:table-cell>
          <table:table-cell table:style-name="Tabell1.A1" office:value-type="string">
            <text:p text:style-name="P8"/>
          </table:table-cell>
          <table:table-cell table:style-name="Tabell1.E1" office:value-type="string">
            <text:p text:style-name="P8"/>
          </table:table-cell>
        </table:table-row>
      </table:table>
      <text:p text:style-name="P36"/>
      <text:p text:style-name="P36"/>
      <text:p text:style-name="P37">Every change a company want to make to this document must be highlighted with corresponding color. When the change is unanimous and democratically decided <text:span text:style-name="T30">to stay</text:span> the color will be removed, <text:span text:style-name="T32">and (very important) the fixed change must be noted/listed in the “Document version notes” section. Both of who asks and the one who approved the change must be noted.</text:span></text:p>
      <text:p text:style-name="P47">Introduction</text:p>
      <text:p text:style-name="P7"/>
      <text:p text:style-name="P6">The goal with this standard is to simplify and unify the data exchanges between booking administration softwares and building controlling systems.</text:p>
      <text:p text:style-name="P6"/>
      <text:p text:style-name="P6">This standard is in it’s early stage and will be update<text:span text:style-name="T34">d</text:span> regularly in the coming <text:span text:style-name="T35">year</text:span>. </text:p>
      <text:p text:style-name="P6"/>
      <text:p text:style-name="P6"/>
      <text:p text:style-name="P6"/>
      <text:p text:style-name="P6"/>
      <text:p text:style-name="P6"/>
      <text:p text:style-name="P4"/>
      <text:p text:style-name="P47">Abbreviations and explanations</text:p>
      <text:p text:style-name="P3"/>
      <text:p text:style-name="Standard"><text:span text:style-name="T2">Booking administration software:</text:span><text:span text:style-name="T3"> is refereed to a administration software where a user have the ability to schedule the use of on or more resources.</text:span></text:p>
      <text:p text:style-name="P5">In this document Booking Administration Software will be shorted to BAS.</text:p>
      <text:p text:style-name="P5"/>
      <text:p text:style-name="Standard"><text:span text:style-name="T2">Building controlling systems:</text:span><text:span text:style-name="T3"> is refereed to systems that in one way or another controls a building and/or it’s surroundings.</text:span></text:p>
      <text:p text:style-name="P5">In this document Building Controlling Systems will be shorted to BCS.</text:p>
      <text:p text:style-name="P5"><text:s/></text:p>
      <text:p text:style-name="P5"/>
      <text:p text:style-name="P47">Data Transfer</text:p>
      <text:p text:style-name="P7"/>
      <text:p text:style-name="P6">The data are to be transfered with HTTP <text:span text:style-name="T30">or HTTPS</text:span> as <text:span text:style-name="T31">a </text:span>POST <text:span text:style-name="T31">method</text:span>.</text:p>
      <text:p text:style-name="P6"/>
      <text:p text:style-name="P6">The URL shall always be the same regardless of what method is invoked.</text:p>
      <text:p text:style-name="P6"/>
      <text:p text:style-name="P6">All transfers is initiated by the BCS. Thus all requests will be made by a BCS and all responses comes from a BAS.</text:p>
      <text:p text:style-name="P6"/>
      <text:p text:style-name="P2">HTTP Keep-Alive are preferred.</text:p>
      <text:p text:style-name="P6"/>
      <text:p text:style-name="P4"/>
      <text:p text:style-name="P6"/>
      <text:p text:style-name="P47">Request/response payload</text:p>
      <text:p text:style-name="P7"/>
      <text:p text:style-name="P2"><text:span text:style-name="T11">The payload data must be formated as valid </text:span><text:span text:style-name="T12">JSON</text:span><text:span text:style-name="T11">.</text:span></text:p>
      <text:p text:style-name="P2"><text:span text:style-name="T11">All variable names are </text:span><text:span text:style-name="T12">case sensitive</text:span><text:span text:style-name="T11">.</text:span></text:p>
      <text:p text:style-name="P2"><text:span text:style-name="T11">The order of variables is </text:span><text:span text:style-name="T12">not</text:span><text:span text:style-name="T11"> </text:span><text:span text:style-name="T12">predetermined</text:span><text:span text:style-name="T11"> and can be in any order within the JSON object.</text:span></text:p>
      <text:p text:style-name="P27">All ID values must be valid GUID/UUID string.</text:p>
      <text:p text:style-name="P27">Every request must include a variable called “appID” which contains a unique identification of the BCS system so that the BAS can filter unwelcome requests.</text:p>
      <text:p text:style-name="P27"/>
      <text:p text:style-name="P27">TODO: A verification with some sort of hashing needs to be implemented.</text:p>
      <text:p text:style-name="P28"/>
      <text:p text:style-name="P47">Fetching customer data</text:p>
      <text:p text:style-name="P20">This method request<text:span text:style-name="T36">s</text:span> information about the customer and their resources.</text:p>
      <text:p text:style-name="P6"/>
      <text:p text:style-name="P3"/>
      <text:p text:style-name="P3">REQUEST</text:p>
      <table:table table:name="Tabell2" table:style-name="Tabell2">
        <table:table-column table:style-name="Tabell2.A"/>
        <table:table-column table:style-name="Tabell2.B"/>
        <table:table-column table:style-name="Tabell2.C"/>
        <table:table-row>
          <table:table-cell table:style-name="Tabell2.A1" office:value-type="string">
            <text:p text:style-name="P59">Name</text:p>
          </table:table-cell>
          <table:table-cell table:style-name="Tabell2.A1" office:value-type="string">
            <text:p text:style-name="P59">Description</text:p>
          </table:table-cell>
          <table:table-cell table:style-name="Tabell2.C1" office:value-type="string">
            <text:p text:style-name="P59">Note</text:p>
          </table:table-cell>
        </table:table-row>
        <table:table-row>
          <table:table-cell table:style-name="Tabell2.A2" office:value-type="string">
            <text:p text:style-name="P59">method</text:p>
          </table:table-cell>
          <table:table-cell table:style-name="Tabell2.A2" office:value-type="string">
            <text:p text:style-name="P59">Requested method. Every request must have this.</text:p>
          </table:table-cell>
          <table:table-cell table:style-name="Tabell2.C2" office:value-type="string">
            <text:p text:style-name="Table_20_Contents"/>
          </table:table-cell>
        </table:table-row>
        <table:table-row>
          <table:table-cell table:style-name="Tabell2.A2" office:value-type="string">
            <text:p text:style-name="P59">version</text:p>
          </table:table-cell>
          <table:table-cell table:style-name="Tabell2.A2" office:value-type="string">
            <text:p text:style-name="P60">Request version number. <text:span text:style-name="T19">This is to ensure that future changes that break backward compatibility does not destroy existing connections.</text:span></text:p>
          </table:table-cell>
          <table:table-cell table:style-name="Tabell2.C2" office:value-type="string">
            <text:p text:style-name="Table_20_Contents"/>
          </table:table-cell>
        </table:table-row>
        <table:table-row>
          <table:table-cell table:style-name="Tabell2.A2" office:value-type="string">
            <text:p text:style-name="P59">appId</text:p>
          </table:table-cell>
          <table:table-cell table:style-name="Tabell2.A2" office:value-type="string">
            <text:p text:style-name="P29"><text:span text:style-name="T19">A </text:span>unique identification of the BCS system. <text:span text:style-name="T19">Must be GUID/UUID compatible. Every single BCSs should be able to have the same appId between several BASs.</text:span></text:p>
          </table:table-cell>
          <table:table-cell table:style-name="Tabell2.C2" office:value-type="string">
            <text:p text:style-name="Table_20_Contents"/>
          </table:table-cell>
        </table:table-row>
        <table:table-row>
          <table:table-cell table:style-name="Tabell2.A2" office:value-type="string">
            <text:p text:style-name="P17">customers</text:p>
          </table:table-cell>
          <table:table-cell table:style-name="Tabell2.A2" office:value-type="string">
            <text:p text:style-name="P63">A GUID/UUID list of requested customers. The customer id is determined in BAS and handed to BCS prior to installation.</text:p>
          </table:table-cell>
          <table:table-cell table:style-name="Tabell2.C2" office:value-type="string">
            <text:p text:style-name="Table_20_Contents"/>
          </table:table-cell>
        </table:table-row>
      </table:table>
      <text:p text:style-name="P5"/>
      <text:p text:style-name="P21">example:</text:p>
      <text:p text:style-name="P5">{</text:p>
      <text:p text:style-name="P5"><text:tab/>“method”: “GetCustomerData”,</text:p>
      <text:p text:style-name="P5"><text:tab/>”version”: 1,</text:p>
      <text:p text:style-name="P5"><text:tab/>“appId”: “4e481c08-c808-4188-b128-20a5a02ebf96”,</text:p>
      <text:p text:style-name="P5"><text:tab/>"customers": ["e3941203-37c8-4aaf-a10c-a46100ccb787"]</text:p>
      <text:p text:style-name="P5"><text:tab/></text:p>
      <text:p text:style-name="P5">}</text:p>
      <text:p text:style-name="P3"/>
      <text:p text:style-name="P3"/>
      <text:p text:style-name="P49">RESPONSE</text:p>
      <table:table table:name="Tabell3" table:style-name="Tabell3">
        <table:table-column table:style-name="Tabell3.A"/>
        <table:table-column table:style-name="Tabell3.B"/>
        <table:table-column table:style-name="Tabell3.C"/>
        <table:table-row>
          <table:table-cell table:style-name="Tabell3.A1" office:value-type="string">
            <text:p text:style-name="P63">Name</text:p>
          </table:table-cell>
          <table:table-cell table:style-name="Tabell3.A1" office:value-type="string">
            <text:p text:style-name="P60">Description</text:p>
          </table:table-cell>
          <table:table-cell table:style-name="Tabell3.C1" office:value-type="string">
            <text:p text:style-name="P63">Note</text:p>
          </table:table-cell>
        </table:table-row>
        <table:table-row table:style-name="Tabell3.2">
          <table:table-cell table:style-name="Tabell3.A2" office:value-type="string">
            <text:p text:style-name="P24">responseStatus</text:p>
          </table:table-cell>
          <table:table-cell table:style-name="Tabell3.A2" office:value-type="string">
            <text:p text:style-name="P65">Must exist in all responses.</text:p>
          </table:table-cell>
          <table:table-cell table:style-name="Tabell3.C2" office:value-type="string">
            <text:p text:style-name="Table_20_Contents"/>
          </table:table-cell>
        </table:table-row>
        <table:table-row>
          <table:table-cell table:style-name="Tabell3.A2" office:value-type="string">
            <text:p text:style-name="P25">responseStatus.success</text:p>
          </table:table-cell>
          <table:table-cell table:style-name="Tabell3.A2" office:value-type="string">
            <text:p text:style-name="P63">Signed integer. 0 is no errors.</text:p>
            <text:p text:style-name="P63">&gt; 0 is warnings.</text:p>
            <text:p text:style-name="P63">&lt; 0 is fatal errors and the response is to be discarded.</text:p>
          </table:table-cell>
          <table:table-cell table:style-name="Tabell3.C2" office:value-type="string">
            <text:p text:style-name="P68">Should we define some standard errors and warnings?</text:p>
          </table:table-cell>
        </table:table-row>
        <table:table-row>
          <table:table-cell table:style-name="Tabell3.A2" office:value-type="string">
            <text:p text:style-name="P25">responseStatus.statusMsg</text:p>
          </table:table-cell>
          <table:table-cell table:style-name="Tabell3.A2" office:value-type="string">
            <text:p text:style-name="P65">Description of the warning or error. This should only be used by humans for debugging and not by the parser.</text:p>
          </table:table-cell>
          <table:table-cell table:style-name="Tabell3.C2" office:value-type="string">
            <text:p text:style-name="Table_20_Contents"/>
          </table:table-cell>
        </table:table-row>
        <table:table-row>
          <table:table-cell table:style-name="Tabell3.A2" office:value-type="string">
            <text:p text:style-name="P39"><text:span text:style-name="T3">customers</text:span></text:p>
          </table:table-cell>
          <table:table-cell table:style-name="Tabell3.A2" office:value-type="string">
            <text:p text:style-name="P65">A list of requested customers.</text:p>
          </table:table-cell>
          <table:table-cell table:style-name="Tabell3.C2" office:value-type="string">
            <text:p text:style-name="Table_20_Contents"/>
          </table:table-cell>
        </table:table-row>
        <table:table-row>
          <table:table-cell table:style-name="Tabell3.A2" office:value-type="string">
            <text:p text:style-name="P40"><text:span text:style-name="T3">customers.</text:span><text:span text:style-name="T4">id</text:span></text:p>
          </table:table-cell>
          <table:table-cell table:style-name="Tabell3.A2" office:value-type="string">
            <text:p text:style-name="P65">Customer id.</text:p>
          </table:table-cell>
          <table:table-cell table:style-name="Tabell3.C2" office:value-type="string">
            <text:p text:style-name="Table_20_Contents"/>
          </table:table-cell>
        </table:table-row>
        <table:table-row>
          <table:table-cell table:style-name="Tabell3.A2" office:value-type="string">
            <text:p text:style-name="P40"><text:span text:style-name="T3">customers.name</text:span></text:p>
          </table:table-cell>
          <table:table-cell table:style-name="Tabell3.A2" office:value-type="string">
            <text:p text:style-name="P65">The name of the customer within BAS.</text:p>
          </table:table-cell>
          <table:table-cell table:style-name="Tabell3.C2" office:value-type="string">
            <text:p text:style-name="Table_20_Contents"/>
          </table:table-cell>
        </table:table-row>
        <table:table-row>
          <table:table-cell table:style-name="Tabell3.A2" office:value-type="string">
            <text:p text:style-name="P40"><text:span text:style-name="T3">customers.resources</text:span></text:p>
          </table:table-cell>
          <table:table-cell table:style-name="Tabell3.A2" office:value-type="string">
            <text:p text:style-name="P65">A list of resources this customer has created.</text:p>
            <text:p text:style-name="P65"/>
          </table:table-cell>
          <table:table-cell table:style-name="Tabell3.C2" office:value-type="string">
            <text:p text:style-name="Table_20_Contents"/>
          </table:table-cell>
        </table:table-row>
        <table:table-row>
          <table:table-cell table:style-name="Tabell3.A2" office:value-type="string">
            <text:p text:style-name="P41"><text:span text:style-name="T3">customers.resources.</text:span><text:span text:style-name="T5">id</text:span></text:p>
          </table:table-cell>
          <table:table-cell table:style-name="Tabell3.A2" office:value-type="string">
            <text:p text:style-name="P92">A unique id (GUID/UUID) for the resource.</text:p>
          </table:table-cell>
          <table:table-cell table:style-name="Tabell3.C2" office:value-type="string">
            <text:p text:style-name="Table_20_Contents"/>
          </table:table-cell>
        </table:table-row>
        <table:table-row>
          <table:table-cell table:style-name="Tabell3.A2" office:value-type="string">
            <text:p text:style-name="P41"><text:span text:style-name="T3">customers.resources.</text:span><text:span text:style-name="T5">name</text:span></text:p>
          </table:table-cell>
          <table:table-cell table:style-name="Tabell3.A2" office:value-type="string">
            <text:p text:style-name="P71">The name of the resource in BAS.</text:p>
            <text:p text:style-name="P66">A rename of a resource in BAS should not alter the id.</text:p>
            <text:p text:style-name="P66"/>
            <text:p text:style-name="P93"><text:span text:style-name="T22">Optional:</text:span> if BCS wants to rename its resource/zone name automatically.</text:p>
            <text:p text:style-name="P93"/>
            <text:p text:style-name="P94"><text:span text:style-name="T22">Optional:</text:span> if the BAS has hierarchic architecture and wants to display the full path. It should in that case be separated with a /</text:p>
          </table:table-cell>
          <table:table-cell table:style-name="Tabell3.C2" office:value-type="string">
            <text:p text:style-name="Table_20_Contents"/>
          </table:table-cell>
        </table:table-row>
      </table:table>
      <text:p text:style-name="P3"/>
      <text:p text:style-name="P22">example:</text:p>
      <text:p text:style-name="P12">{</text:p>
      <text:p text:style-name="P12"><text:s text:c="2"/><text:tab/>"responseStatus": {</text:p>
      <text:p text:style-name="P12"><text:s text:c="4"/><text:tab/><text:tab/>"success": 0,</text:p>
      <text:p text:style-name="P12"><text:s text:c="4"/><text:tab/><text:tab/>"statusMsg": "ok"</text:p>
      <text:p text:style-name="P12"><text:s text:c="2"/><text:tab/>},</text:p>
      <text:p text:style-name="Standard"><text:span text:style-name="T1"><text:tab/>"</text:span><text:span text:style-name="T3">customers</text:span><text:span text:style-name="T1">": [{</text:span></text:p>
      <text:p text:style-name="P12"><text:tab/><text:tab/>"id": "e3941203-37c8-4aaf-a10c-a46100ccb787",</text:p>
      <text:p text:style-name="P12"><text:tab/><text:tab/>"name": "Customer name",</text:p>
      <text:p text:style-name="P12"><text:tab/><text:tab/>"resources": [{</text:p>
      <text:p text:style-name="P12"><text:tab/><text:tab/><text:tab/>"id": "5817c100-d599-4f2e-9c25-07e7a64075a0",</text:p>
      <text:p text:style-name="P12"><text:tab/><text:tab/><text:tab/>"name": "Location/resource one"</text:p>
      <text:p text:style-name="P12"><text:tab/><text:tab/>}, {</text:p>
      <text:p text:style-name="P12"><text:tab/><text:tab/><text:tab/>"id": "fe77c299-980e-49a2-82a5-4f42a4cadf34",</text:p>
      <text:p text:style-name="P12"><text:tab/><text:tab/><text:tab/>"name": "Location/resource two"</text:p>
      <text:p text:style-name="P12"><text:tab/><text:tab/>}]</text:p>
      <text:p text:style-name="P12"><text:tab/>}]</text:p>
      <text:p text:style-name="Standard"><text:span text:style-name="T1">}</text:span></text:p>
      <text:p text:style-name="P50"><text:span text:style-name="T9">Fetching resource data (</text:span><text:span text:style-name="T10">string time and dates</text:span><text:span text:style-name="T9">)</text:span></text:p>
      <text:p text:style-name="P4"/>
      <text:p text:style-name="P3">REQUEST</text:p>
      <table:table table:name="Tabell4" table:style-name="Tabell4">
        <table:table-column table:style-name="Tabell4.A"/>
        <table:table-column table:style-name="Tabell4.B"/>
        <table:table-column table:style-name="Tabell4.C"/>
        <table:table-row>
          <table:table-cell table:style-name="Tabell4.A1" office:value-type="string">
            <text:p text:style-name="P61">Name</text:p>
          </table:table-cell>
          <table:table-cell table:style-name="Tabell4.A1" office:value-type="string">
            <text:p text:style-name="P61">Description</text:p>
          </table:table-cell>
          <table:table-cell table:style-name="Tabell4.C1" office:value-type="string">
            <text:p text:style-name="P61">Note</text:p>
          </table:table-cell>
        </table:table-row>
        <table:table-row>
          <table:table-cell table:style-name="Tabell4.A2" office:value-type="string">
            <text:p text:style-name="P61">method</text:p>
          </table:table-cell>
          <table:table-cell table:style-name="Tabell4.A2" office:value-type="string">
            <text:p text:style-name="P80">See method: “<text:span text:style-name="T3">GetCustomerData” for more info.</text:span></text:p>
          </table:table-cell>
          <table:table-cell table:style-name="Tabell4.C2" office:value-type="string">
            <text:p text:style-name="P72"/>
          </table:table-cell>
        </table:table-row>
        <table:table-row>
          <table:table-cell table:style-name="Tabell4.A2" office:value-type="string">
            <text:p text:style-name="P61">version</text:p>
          </table:table-cell>
          <table:table-cell table:style-name="Tabell4.A2" office:value-type="string">
            <text:p text:style-name="P80">See method: “<text:span text:style-name="T3">GetCustomerData” for more info.</text:span></text:p>
          </table:table-cell>
          <table:table-cell table:style-name="Tabell4.C2" office:value-type="string">
            <text:p text:style-name="P72"/>
          </table:table-cell>
        </table:table-row>
        <table:table-row>
          <table:table-cell table:style-name="Tabell4.A2" office:value-type="string">
            <text:p text:style-name="P61">appId</text:p>
          </table:table-cell>
          <table:table-cell table:style-name="Tabell4.A2" office:value-type="string">
            <text:p text:style-name="P54">See method: “GetCustomerData” for more info.</text:p>
          </table:table-cell>
          <table:table-cell table:style-name="Tabell4.C2" office:value-type="string">
            <text:p text:style-name="P72"/>
          </table:table-cell>
        </table:table-row>
        <table:table-row>
          <table:table-cell table:style-name="Tabell4.A2" office:value-type="string">
            <text:p text:style-name="P18">dateFormat</text:p>
          </table:table-cell>
          <table:table-cell table:style-name="Tabell4.A2" office:value-type="string">
            <text:p text:style-name="P75">Specifies what type of format the date and times must have in this request. Both the request and response must conform to selected format.</text:p>
            <text:p text:style-name="P75"><text:line-break/>“string” = Dates and times is to be represented as string in the format “yyyy-mm-dd hh:MM:ss”</text:p>
            <text:p text:style-name="P75"/>
            <text:p text:style-name="P76"><text:span text:style-name="T21">“epoch” = <text:s/>Dates and times is to be represented as Unix epoch times. The number of seconds </text:span><text:span text:style-name="T14">that have elapsed since January 1, 1970 (midnight UTC/GMT) </text:span><text:span text:style-name="T15">It must interpreted as UInt64</text:span></text:p>
          </table:table-cell>
          <table:table-cell table:style-name="Tabell4.C2" office:value-type="string">
            <text:p text:style-name="P72"/>
          </table:table-cell>
        </table:table-row>
        <table:table-row>
          <table:table-cell table:style-name="Tabell4.A2" office:value-type="string">
            <text:p text:style-name="P18">start</text:p>
          </table:table-cell>
          <table:table-cell table:style-name="Tabell4.A2" office:value-type="string">
            <text:p text:style-name="P74">Specifies from what date and time <text:span text:style-name="T39">(GMT time)</text:span> the bookings should start.</text:p>
            <text:p text:style-name="P73">Every booking that has it’s start and/or end date <text:span text:style-name="T22">on or after </text:span>this time.</text:p>
          </table:table-cell>
          <table:table-cell table:style-name="Tabell4.C2" office:value-type="string">
            <text:p text:style-name="P72"/>
          </table:table-cell>
        </table:table-row>
        <table:table-row>
          <table:table-cell table:style-name="Tabell4.A2" office:value-type="string">
            <text:p text:style-name="P18">end</text:p>
          </table:table-cell>
          <table:table-cell table:style-name="Tabell4.A2" office:value-type="string">
            <text:p text:style-name="P74">Specifies from what date and time <text:span text:style-name="T39">(GMT time)</text:span> the bookings should end.</text:p>
            <text:p text:style-name="P73">Every booking that <text:span text:style-name="T38">h</text:span>as it’s start and/or end date <text:span text:style-name="T22">before</text:span> this time.</text:p>
          </table:table-cell>
          <table:table-cell table:style-name="Tabell4.C2" office:value-type="string">
            <text:p text:style-name="P72"/>
          </table:table-cell>
        </table:table-row>
        <table:table-row>
          <table:table-cell table:style-name="Tabell4.A2" office:value-type="string">
            <text:p text:style-name="P18">resources</text:p>
          </table:table-cell>
          <table:table-cell table:style-name="Tabell4.A2" office:value-type="string">
            <text:p text:style-name="P77">A list of requested resources.</text:p>
            <text:p text:style-name="P78">The resources id is requested with method: <text:s text:c="2"/>“<text:span text:style-name="T3">GetCustomerData” in beforehand.</text:span></text:p>
          </table:table-cell>
          <table:table-cell table:style-name="Tabell4.C2" office:value-type="string">
            <text:p text:style-name="P72"/>
          </table:table-cell>
        </table:table-row>
      </table:table>
      <text:p text:style-name="P18"/>
      <text:p text:style-name="P23">example:</text:p>
      <text:p text:style-name="P18">{</text:p>
      <text:p text:style-name="P5"><text:tab/>“method”: “ GetResourceData”,</text:p>
      <text:p text:style-name="P5"><text:tab/>”version”: 1,</text:p>
      <text:p text:style-name="P5"><text:tab/>“appId”: “4e481c08-c808-4188-b128-20a5a02ebf96”,</text:p>
      <text:p text:style-name="P5"><text:tab/>”dateFormat”: ”<text:span text:style-name="T20">string</text:span>”</text:p>
      <text:p text:style-name="P5"><text:tab/>"start": "2015-05-01",</text:p>
      <text:p text:style-name="P5"><text:tab/>"end": "2016-05-01",</text:p>
      <text:p text:style-name="P5"><text:tab/>"resources": [</text:p>
      <text:p text:style-name="P5"><text:tab/><text:tab/>"5817c100-d599-4f2e-9c25-07e7a64075a0", </text:p>
      <text:p text:style-name="P5"><text:tab/><text:tab/>"fe77c299-980e-49a2-82a5-4f42a4cadf34"</text:p>
      <text:p text:style-name="P5"><text:tab/>]</text:p>
      <text:p text:style-name="P5">}</text:p>
      <text:p text:style-name="P5"/>
      <text:p text:style-name="P48">RESPONSE</text:p>
      <table:table table:name="Tabell5" table:style-name="Tabell5">
        <table:table-column table:style-name="Tabell5.A"/>
        <table:table-column table:style-name="Tabell5.B"/>
        <table:table-column table:style-name="Tabell5.C"/>
        <table:table-row>
          <table:table-cell table:style-name="Tabell5.A1" office:value-type="string">
            <text:p text:style-name="P64">Name</text:p>
          </table:table-cell>
          <table:table-cell table:style-name="Tabell5.A1" office:value-type="string">
            <text:p text:style-name="P62">Description</text:p>
          </table:table-cell>
          <table:table-cell table:style-name="Tabell5.C1" office:value-type="string">
            <text:p text:style-name="P64">Note</text:p>
          </table:table-cell>
        </table:table-row>
        <table:table-row table:style-name="Tabell5.2">
          <table:table-cell table:style-name="Tabell5.A2" office:value-type="string">
            <text:p text:style-name="P26">responseStatus</text:p>
          </table:table-cell>
          <table:table-cell table:style-name="Tabell5.A2" office:value-type="string">
            <text:p text:style-name="P81">See method: “<text:span text:style-name="T3">GetCustomerData” for more info.</text:span></text:p>
          </table:table-cell>
          <table:table-cell table:style-name="Tabell5.C2" office:value-type="string">
            <text:p text:style-name="P79"/>
          </table:table-cell>
        </table:table-row>
        <table:table-row>
          <table:table-cell table:style-name="Tabell5.A2" office:value-type="string">
            <text:p text:style-name="P26">responseStatus.success</text:p>
          </table:table-cell>
          <table:table-cell table:style-name="Tabell5.A2" office:value-type="string">
            <text:p text:style-name="P81">See method: “<text:span text:style-name="T3">GetCustomerData” for more info.</text:span></text:p>
          </table:table-cell>
          <table:table-cell table:style-name="Tabell5.C2" office:value-type="string">
            <text:p text:style-name="P69"/>
          </table:table-cell>
        </table:table-row>
        <table:table-row>
          <table:table-cell table:style-name="Tabell5.A2" office:value-type="string">
            <text:p text:style-name="P26">responseStatus.statusMsg</text:p>
          </table:table-cell>
          <table:table-cell table:style-name="Tabell5.A2" office:value-type="string">
            <text:p text:style-name="P81">See method: “<text:span text:style-name="T3">GetCustomerData” for more info.</text:span></text:p>
          </table:table-cell>
          <table:table-cell table:style-name="Tabell5.C2" office:value-type="string">
            <text:p text:style-name="P79"/>
          </table:table-cell>
        </table:table-row>
        <table:table-row>
          <table:table-cell table:style-name="Tabell5.A2" office:value-type="string">
            <text:p text:style-name="P42"><text:span text:style-name="T3">list</text:span></text:p>
          </table:table-cell>
          <table:table-cell table:style-name="Tabell5.A2" office:value-type="string">
            <text:p text:style-name="P67"><text:span text:style-name="T24">The list </text:span>of requeste<text:span text:style-name="T24">d bookings.</text:span></text:p>
            <text:p text:style-name="P82"/>
            <text:p text:style-name="P83">(</text:p>
            <text:p text:style-name="P83">Booked startdate &gt;= requested startdate</text:p>
            <text:p text:style-name="P83">or</text:p>
            <text:p text:style-name="P83">Booked enddate &gt; requested startdate</text:p>
            <text:p text:style-name="P83">)</text:p>
            <text:p text:style-name="P83">and</text:p>
            <text:p text:style-name="P85">(</text:p>
            <text:p text:style-name="P84">Booked <text:span text:style-name="T25">startdate</text:span> <text:span text:style-name="T25">&lt;</text:span> requested enddate</text:p>
            <text:p text:style-name="P85">or</text:p>
            <text:p text:style-name="P84">Booked enddate &lt; requested enddate</text:p>
            <text:p text:style-name="P85">)</text:p>
          </table:table-cell>
          <table:table-cell table:style-name="Tabell5.C2" office:value-type="string">
            <text:p text:style-name="P70">Can this be explained in a better way?</text:p>
          </table:table-cell>
        </table:table-row>
        <table:table-row>
          <table:table-cell table:style-name="Tabell5.A2" office:value-type="string">
            <text:p text:style-name="P43"><text:span text:style-name="T6">list</text:span><text:span text:style-name="T3">.</text:span><text:span text:style-name="T4">id</text:span></text:p>
          </table:table-cell>
          <table:table-cell table:style-name="Tabell5.A2" office:value-type="string">
            <text:p text:style-name="P86">Unique id for this specific booking instance.</text:p>
            <text:p text:style-name="P86">No duplicates!</text:p>
            <text:p text:style-name="P86">This is an “instance id”, not booking id.</text:p>
            <text:p text:style-name="P86">If the booking is a repeated booking “I.e every Sunday” every Sunday must produce it’s own unique id. This is to accommodate the future function to let the BCS report back information on past bookings to the BAS.</text:p>
          </table:table-cell>
          <table:table-cell table:style-name="Tabell5.C2" office:value-type="string">
            <text:p text:style-name="P79"/>
          </table:table-cell>
        </table:table-row>
        <table:table-row>
          <table:table-cell table:style-name="Tabell5.A2" office:value-type="string">
            <text:p text:style-name="P43"><text:span text:style-name="T6">list</text:span><text:span text:style-name="T3">.</text:span><text:span text:style-name="T7">start</text:span></text:p>
          </table:table-cell>
          <table:table-cell table:style-name="Tabell5.A2" office:value-type="string">
            <text:p text:style-name="P87">The start <text:span text:style-name="T39">(GMT time) </text:span>of the booking.</text:p>
            <text:p text:style-name="P87">Expressed as selected dateFormat.</text:p>
          </table:table-cell>
          <table:table-cell table:style-name="Tabell5.C2" office:value-type="string">
            <text:p text:style-name="P79"/>
          </table:table-cell>
        </table:table-row>
        <table:table-row>
          <table:table-cell table:style-name="Tabell5.A2" office:value-type="string">
            <text:p text:style-name="P43"><text:span text:style-name="T6">list</text:span><text:span text:style-name="T3">.</text:span><text:span text:style-name="T7">end</text:span></text:p>
          </table:table-cell>
          <table:table-cell table:style-name="Tabell5.A2" office:value-type="string">
            <text:p text:style-name="P87">The end <text:span text:style-name="T39">(GMT time) </text:span>of the booking.</text:p>
            <text:p text:style-name="P87">Expressed as selected dateFormat.</text:p>
          </table:table-cell>
          <table:table-cell table:style-name="Tabell5.C2" office:value-type="string">
            <text:p text:style-name="P79"/>
          </table:table-cell>
        </table:table-row>
        <table:table-row>
          <table:table-cell table:style-name="Tabell5.A2" office:value-type="string">
            <text:p text:style-name="P44"><text:span text:style-name="T6">list</text:span><text:span text:style-name="T3">.</text:span><text:span text:style-name="T5">created</text:span></text:p>
          </table:table-cell>
          <table:table-cell table:style-name="Tabell5.A2" office:value-type="string">
            <text:p text:style-name="P87">The date and time <text:span text:style-name="T39">(GMT time) </text:span>current booking was made in the BAS.</text:p>
            <text:p text:style-name="P87">Expressed as selected dateFormat.</text:p>
          </table:table-cell>
          <table:table-cell table:style-name="Tabell5.C2" office:value-type="string">
            <text:p text:style-name="P79"/>
          </table:table-cell>
        </table:table-row>
        <table:table-row>
          <table:table-cell table:style-name="Tabell5.A2" office:value-type="string">
            <text:p text:style-name="P45">list.signature</text:p>
          </table:table-cell>
          <table:table-cell table:style-name="Tabell5.A2" office:value-type="string">
            <text:p text:style-name="P88">A signature/name on the person who made the current booking.</text:p>
          </table:table-cell>
          <table:table-cell table:style-name="Tabell5.C2" office:value-type="string">
            <text:p text:style-name="P79"/>
          </table:table-cell>
        </table:table-row>
        <table:table-row>
          <table:table-cell table:style-name="Tabell5.A2" office:value-type="string">
            <text:p text:style-name="P45">list.heat</text:p>
          </table:table-cell>
          <table:table-cell table:style-name="Tabell5.A2" office:value-type="string">
            <text:p text:style-name="P88">Indicates what type of heat/temperature the booker wants on this particular booking.</text:p>
            <text:p text:style-name="P88">In the BAS this should be a dropdown or simular presented to the booker when the booking is made or the the template is defined.</text:p>
            <text:p text:style-name="P89">All values smaller than zero is predefined temperatures in BCS by the <text:span text:style-name="T26">facility manager.</text:span></text:p>
            <text:p text:style-name="P89"/>
            <text:p text:style-name="P89">-<text:span text:style-name="T26">2 = Cleaning temperature</text:span></text:p>
            <text:p text:style-name="P89">-<text:span text:style-name="T26">1 = No heat. The temperature should be the same as if there was no booking at this time. The humidity protection must also be active. This value is meant to be used when the resource is booked but </text:span><text:soft-page-break/><text:span text:style-name="T26">no people will be there.</text:span></text:p>
            <text:p text:style-name="P88">0 = Standard heat. No change. The predefined temperature is to be used.</text:p>
            <text:p text:style-name="P90"><text:span text:style-name="T26">&gt; 0 = Selected temperature. I.e value of 21 means that the desired temperature for this booking is 21</text:span><text:span text:style-name="T16">°C</text:span></text:p>
          </table:table-cell>
          <table:table-cell table:style-name="Tabell5.C2" office:value-type="string">
            <text:p text:style-name="P79"/>
          </table:table-cell>
        </table:table-row>
        <table:table-row>
          <table:table-cell table:style-name="Tabell5.A2" office:value-type="string">
            <text:p text:style-name="P46"><text:span text:style-name="T6">list</text:span><text:span text:style-name="T3">.</text:span><text:span text:style-name="T8">title</text:span></text:p>
          </table:table-cell>
          <table:table-cell table:style-name="Tabell5.A2" office:value-type="string">
            <text:p text:style-name="P91">The title of this booking.</text:p>
          </table:table-cell>
          <table:table-cell table:style-name="Tabell5.C2" office:value-type="string">
            <text:p text:style-name="P79"/>
          </table:table-cell>
        </table:table-row>
        <table:table-row>
          <table:table-cell table:style-name="Tabell5.A2" office:value-type="string">
            <text:p text:style-name="P46"><text:span text:style-name="T6">list</text:span><text:span text:style-name="T3">.</text:span><text:span text:style-name="T5">resources</text:span></text:p>
          </table:table-cell>
          <table:table-cell table:style-name="Tabell5.A2" office:value-type="string">
            <text:p text:style-name="P91">A list of resources that is booked in the same booking. This is for future functions. Like lightings and doors. </text:p>
          </table:table-cell>
          <table:table-cell table:style-name="Tabell5.C2" office:value-type="string">
            <text:p text:style-name="P79"/>
          </table:table-cell>
        </table:table-row>
      </table:table>
      <text:p text:style-name="P19"><text:line-break/><text:span text:style-name="T28">example:</text:span></text:p>
      <text:p text:style-name="P19">{</text:p>
      <text:p text:style-name="P5"><text:tab/>"responseStatus": {</text:p>
      <text:p text:style-name="P12"><text:s text:c="4"/><text:tab/><text:tab/>"success": 0,</text:p>
      <text:p text:style-name="P12"><text:s text:c="4"/><text:tab/><text:tab/>"statusMsg": "ok"</text:p>
      <text:p text:style-name="P5"><text:s text:c="2"/><text:tab/>},</text:p>
      <text:p text:style-name="P5"><text:tab/>"list": [{</text:p>
      <text:p text:style-name="P5"><text:tab/><text:tab/>"id": "afff431b-2835-45a1-9c5e-a100d746ea0c",</text:p>
      <text:p text:style-name="P5"><text:tab/><text:tab/>"start": "2015-05-05 11:30:00",</text:p>
      <text:p text:style-name="P5"><text:tab/><text:tab/>"end": "2015-05-05 <text:span text:style-name="T27">1</text:span>2:00:00",</text:p>
      <text:p text:style-name="P5"><text:tab/><text:tab/>”created”: ”2015-05-01 11:00:00”,</text:p>
      <text:p text:style-name="P5"><text:tab/><text:tab/>”signature”: ”Eva Andersson”,</text:p>
      <text:p text:style-name="P5"><text:tab/><text:tab/>"heat": 0,</text:p>
      <text:p text:style-name="P5"><text:tab/><text:tab/>"title": "Booking with standard heat temp",</text:p>
      <text:p text:style-name="P5"><text:tab/><text:tab/>"resources": [</text:p>
      <text:p text:style-name="P5"><text:tab/><text:tab/><text:tab/>"fe77c299-980e-49a2-82a5-4f42a4cadf34"</text:p>
      <text:p text:style-name="P5"><text:tab/><text:tab/>]</text:p>
      <text:p text:style-name="P5"><text:tab/>}, {</text:p>
      <text:p text:style-name="P5"><text:tab/><text:tab/>"id": "99c42508-0e9c-4eef-af19-d7dbb48f9b27",</text:p>
      <text:p text:style-name="P5"><text:tab/><text:tab/>"start": "2015-04-30 18:30:00",</text:p>
      <text:p text:style-name="P5"><text:tab/><text:tab/>"end": "2015-05-02 19:30:00",</text:p>
      <text:p text:style-name="P5"><text:tab/><text:tab/>”created”: ”2015-04-01 11:00:00”,</text:p>
      <text:p text:style-name="P5"><text:tab/><text:tab/>”signature”: ”Eva Andersson”,</text:p>
      <text:p text:style-name="P5"><text:tab/><text:tab/>"heat": -1,</text:p>
      <text:p text:style-name="P5"><text:tab/><text:tab/>"title": "Booking with no heat",</text:p>
      <text:p text:style-name="P5"><text:tab/><text:tab/>"resources": [</text:p>
      <text:p text:style-name="P5"><text:tab/><text:tab/><text:tab/>"5817c100-d599-4f2e-9c25-07e7a64075a0",</text:p>
      <text:p text:style-name="P5"><text:tab/><text:tab/><text:tab/>"0f01ce5b-0c9b-4534-b1f1-f4891511ecb1"</text:p>
      <text:p text:style-name="P5"><text:tab/><text:tab/>]</text:p>
      <text:p text:style-name="P5"><text:tab/>}]</text:p>
      <text:p text:style-name="P5">}</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Lucida Grande', sans-serif"/>
    <style:font-face style:name="arial" svg:font-family="arial, sans-serif"/>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2:44:55</meta:creation-date>
    <dc:language>sv-SE</dc:language>
    <dc:date>2016-09-21T21:38:10.626674305</dc:date>
    <meta:editing-cycles>85</meta:editing-cycles>
    <meta:editing-duration>PT3H14M56S</meta:editing-duration>
    <meta:generator>LibreOffice/5.1.4.2$Linux_X86_64 LibreOffice_project/10m0$Build-2</meta:generator>
    <meta:document-statistic meta:table-count="5" meta:image-count="0" meta:object-count="0" meta:page-count="12" meta:paragraph-count="244" meta:word-count="1323" meta:character-count="8789" meta:non-whitespace-character-count="7574"/>
  </office:meta>
</office:document-meta>
</file>